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style:font-name="Arial" style:font-name-complex="Arial" fo:font-weight="bold" style:font-weight-asian="bold" style:font-weight-complex="bold" fo:color="#202122" fo:font-size="10.5pt" style:font-size-asian="10.5pt" style:font-size-complex="10.5pt" fo:background-color="#FFFFFF" fo:language="en" fo:country="IN" style:language-asian="ja" style:country-asian="JP" style:language-complex="fa" style:country-complex="IR"/>
    </style:style>
    <style:style style:name="T8" style:parent-style-name="DefaultParagraphFont" style:family="text">
      <style:text-properties fo:font-weight="bold" style:font-weight-asian="bold" style:font-weight-complex="bold" fo:language="en" fo:country="IN"/>
    </style:style>
    <style:style style:name="T9" style:parent-style-name="DefaultParagraphFont" style:family="text">
      <style:text-properties fo:language="en" fo:country="IN"/>
    </style:style>
    <style:style style:name="T10" style:parent-style-name="Hyperlink" style:family="text">
      <style:text-properties fo:language="en" fo:country="IN"/>
    </style:style>
    <style:style style:name="T11" style:parent-style-name="DefaultParagraphFont" style:family="text">
      <style:text-properties fo:language="en" fo:country="IN"/>
    </style:style>
    <style:style style:name="T12" style:parent-style-name="Hyperlink" style:family="text">
      <style:text-properties fo:language="en" fo:country="IN"/>
    </style:style>
    <style:style style:name="T13" style:parent-style-name="DefaultParagraphFont" style:family="text">
      <style:text-properties fo:language="en" fo:country="IN"/>
    </style:style>
    <style:style style:name="T14" style:parent-style-name="Hyperlink" style:family="text">
      <style:text-properties fo:language="en" fo:country="IN"/>
    </style:style>
    <style:style style:name="T15" style:parent-style-name="DefaultParagraphFont" style:family="text">
      <style:text-properties fo:language="en" fo:country="IN"/>
    </style:style>
    <style:style style:name="T16" style:parent-style-name="Hyperlink" style:family="text">
      <style:text-properties fo:language="en" fo:country="IN"/>
    </style:style>
    <style:style style:name="T17" style:parent-style-name="DefaultParagraphFont" style:family="text">
      <style:text-properties fo:language="en" fo:country="IN"/>
    </style:style>
    <style:style style:name="T18" style:parent-style-name="Hyperlink" style:family="text">
      <style:text-properties fo:language="en" fo:country="IN"/>
    </style:style>
    <style:style style:name="T19" style:parent-style-name="DefaultParagraphFont" style:family="text">
      <style:text-properties fo:language="en" fo:country="IN"/>
    </style:style>
    <style:style style:name="T20" style:parent-style-name="Hyperlink" style:family="text">
      <style:text-properties fo:language="en" fo:country="IN"/>
    </style:style>
    <style:style style:name="T21" style:parent-style-name="DefaultParagraphFont" style:family="text">
      <style:text-properties fo:language="en" fo:country="IN"/>
    </style:style>
    <style:style style:name="T22" style:parent-style-name="Hyperlink" style:family="text">
      <style:text-properties style:text-position="super 66.6%" fo:language="en" fo:country="IN"/>
    </style:style>
    <style:style style:name="T23" style:parent-style-name="DefaultParagraphFont" style:family="text">
      <style:text-properties fo:language="en" fo:country="IN"/>
    </style:style>
    <style:style style:name="T24" style:parent-style-name="DefaultParagraphFont" style:family="text">
      <style:text-properties fo:language="en" fo:country="IN"/>
    </style:style>
    <style:style style:name="T25" style:parent-style-name="Hyperlink" style:family="text">
      <style:text-properties fo:language="en" fo:country="IN"/>
    </style:style>
    <style:style style:name="T26" style:parent-style-name="DefaultParagraphFont" style:family="text">
      <style:text-properties fo:language="en" fo:country="IN"/>
    </style:style>
    <style:style style:name="T27" style:parent-style-name="DefaultParagraphFont" style:family="text">
      <style:text-properties fo:language="en" fo:country="IN"/>
    </style:style>
    <style:style style:name="P28" style:parent-style-name="Standard" style:family="paragraph">
      <style:text-properties fo:language="en" fo:country="IN"/>
    </style:style>
    <style:style style:name="P29" style:parent-style-name="Standard" style:family="paragraph">
      <style:text-properties fo:language="en" fo:country="IN"/>
    </style:style>
    <style:style style:name="T30" style:parent-style-name="DefaultParagraphFont" style:family="text">
      <style:text-properties fo:language="en" fo:country="IN"/>
    </style:style>
    <style:style style:name="T31" style:parent-style-name="DefaultParagraphFont" style:family="text">
      <style:text-properties fo:language="en" fo:country="US"/>
    </style:style>
    <style:style style:name="T32" style:parent-style-name="DefaultParagraphFont" style:family="text">
      <style:text-properties fo:language="en" fo:country="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style:font-name="Segoe UI" style:font-name-asian="Times New Roman" style:font-name-complex="Segoe UI" fo:color="#111111" style:letter-kerning="false" fo:font-size="15pt" style:font-size-asian="15pt" style:font-size-complex="15pt" fo:language="en" fo:country="IN" style:language-asian="en" style:country-asian="IN" style:language-complex="ar" style:country-complex="SA"/>
    </style:style>
    <style:style style:name="T41" style:parent-style-name="DefaultParagraphFont" style:family="text">
      <style:text-properties fo:language="en" fo:country="IN"/>
    </style:style>
    <style:style style:name="P42" style:parent-style-name="Standard" style:list-style-name="LFO1" style:family="paragraph">
      <style:text-properties fo:language="en" fo:country="IN"/>
    </style:style>
    <style:style style:name="P43" style:parent-style-name="Standard" style:list-style-name="LFO1" style:family="paragraph">
      <style:text-properties fo:language="en" fo:country="IN"/>
    </style:style>
    <style:style style:name="P44" style:parent-style-name="Standard" style:list-style-name="LFO1" style:family="paragraph">
      <style:text-properties fo:language="en" fo:country="IN"/>
    </style:style>
    <style:style style:name="P45" style:parent-style-name="Standard" style:list-style-name="LFO1" style:family="paragraph">
      <style:text-properties fo:language="en" fo:country="IN"/>
    </style:style>
    <style:style style:name="P46" style:parent-style-name="Standard" style:family="paragraph">
      <style:text-properties fo:language="en" fo:country="IN"/>
    </style:style>
  </office:automatic-styles>
  <office:body>
    <office:text text:use-soft-page-breaks="true">
      <text:p text:style-name="P1"><text:span text:style-name="T2">Q1.<text:s/></text:span>What<text:span text:style-name="T3"><text:s/>i</text:span>s<text:span text:style-name="T4"><text:s/>emm</text:span>et<text:span text:style-name="T5">?</text:span></text:p>
      <text:p text:style-name="Standard"><text:span text:style-name="T6">Ans1.</text:span><text:span text:style-name="T7"><text:s/></text:span><text:span text:style-name="T8">Emmet</text:span><text:span text:style-name="T9"><text:s/>is a set of </text:span><text:a office:title="Plug-in (computing)" xlink:href="https://en.wikipedia.org/wiki/Plug-in_(computing)" office:target-frame-name="_top" xlink:show="replace"><text:span text:style-name="T10">plug-ins</text:span></text:a><text:span text:style-name="T11"> for </text:span><text:a office:title="Text editors" xlink:href="https://en.wikipedia.org/wiki/Text_editors" office:target-frame-name="_top" xlink:show="replace"><text:span text:style-name="T12">text editors</text:span></text:a><text:span text:style-name="T13"> that allow for high-speed coding and editing in </text:span><text:a office:title="HTML" xlink:href="https://en.wikipedia.org/wiki/HTML" office:target-frame-name="_top" xlink:show="replace"><text:span text:style-name="T14">HTML</text:span></text:a><text:span text:style-name="T15">, </text:span><text:a office:title="XML" xlink:href="https://en.wikipedia.org/wiki/XML" office:target-frame-name="_top" xlink:show="replace"><text:span text:style-name="T16">XML</text:span></text:a><text:span text:style-name="T17">, </text:span><text:a office:title="XSLT" xlink:href="https://en.wikipedia.org/wiki/XSLT" office:target-frame-name="_top" xlink:show="replace"><text:span text:style-name="T18">XSLT</text:span></text:a><text:span text:style-name="T19">, and other structured code formats via </text:span><text:a office:title="Content assist" xlink:href="https://en.wikipedia.org/wiki/Content_assist" office:target-frame-name="_top" xlink:show="replace"><text:span text:style-name="T20">content assist</text:span></text:a><text:span text:style-name="T21">. The project was started by Vadim Makeev in 2008</text:span><text:a xlink:href="https://en.wikipedia.org/wiki/Emmet_(software)#cite_note-2" office:target-frame-name="_top" xlink:show="replace"><text:span text:style-name="T22">[2]</text:span></text:a><text:span text:style-name="T23"> and continues to be actively developed by Sergey Chikuyonok and Emmet users.</text:span></text:p>
      <text:p text:style-name="Standard"><text:span text:style-name="T24"> The tools have been incorporated into several popular </text:span><text:a office:title="Text editor" xlink:href="https://en.wikipedia.org/wiki/Text_editor" office:target-frame-name="_top" xlink:show="replace"><text:span text:style-name="T25">text editors</text:span></text:a><text:span text:style-name="T26">, as well as some plug-ins developed by the Emmet team and others implemented independently. However, Emmet is primarily independent from any text editor, as the engine works directly with text rather than with any particular software</text:span><text:span text:style-name="T27">.</text:span></text:p>
      <text:p text:style-name="P28">The HTML Pair Matcher allows users to locate the matching open/close tag for the tag at the current cursor position. Unlike other HTML pair matchers, Emmet searches from the cursor's current position rather than scanning the document from the beginning.<text:s/></text:p>
      <text:p text:style-name="P29"/>
      <text:p text:style-name="Standard"><text:span text:style-name="T30">Q2.</text:span><text:s/>What<text:span text:style-name="T31"><text:s/></text:span>are<text:span text:style-name="T32"><text:s/></text:span>the<text:span text:style-name="T33"><text:s/></text:span>advantages<text:span text:style-name="T34"><text:s/></text:span>of<text:span text:style-name="T35"><text:s/></text:span>us<text:span text:style-name="T36">i</text:span>ng<text:span text:style-name="T37"><text:s/>emm</text:span>et<text:span text:style-name="T38">.</text:span></text:p>
      <text:p text:style-name="Standard"><text:span text:style-name="T39">Ans2.</text:span><text:span text:style-name="T40"><text:s/></text:span><text:span text:style-name="T41"> Some of the advantages are-</text:span></text:p>
      <text:list text:style-name="LFO1" text:continue-numbering="true">
        <text:list-item>
          <text:p text:style-name="P42">Saves a lot of time.</text:p>
        </text:list-item>
        <text:list-item>
          <text:p text:style-name="P43">Increase productivity.</text:p>
        </text:list-item>
        <text:list-item>
          <text:p text:style-name="P44">Efficient Programming.</text:p>
        </text:list-item>
        <text:list-item>
          <text:p text:style-name="P45">Allows to type shortcuts that are then expanded into full pieces of code after auto suggestive letter pops up.</text:p>
        </text:list-item>
      </text:list>
      <text:p text:style-name="P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text-properties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anmay sisodia</dc:creator>
    <meta:creation-date>2009-04-16T11:32:00Z</meta:creation-date>
    <dc:date>2023-04-01T04:50:00Z</dc:date>
    <meta:template xlink:href="Normal" xlink:type="simple"/>
    <meta:editing-cycles>4</meta:editing-cycles>
    <meta:editing-duration>PT420S</meta:editing-duration>
    <meta:user-defined meta:name="Info 1"/>
    <meta:user-defined meta:name="Info 2"/>
    <meta:user-defined meta:name="Info 3"/>
    <meta:user-defined meta:name="Info 4"/>
    <meta:document-statistic meta:page-count="1" meta:paragraph-count="3" meta:word-count="256" meta:character-count="1715" meta:row-count="12" meta:non-whitespace-character-count="1462"/>
  </office:meta>
</office:document-meta>
</file>